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style:font-size-asian="22pt" style:font-size-complex="2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litechnika Koszalińska</text:p>
      <text:p text:style-name="P3">Wydział Elektroniki I Informatyki</text:p>
      <text:p text:style-name="P3">Informatyka III rok, semestr VI</text:p>
      <text:p text:style-name="P3">Programowanie komponentow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lip Sobański U-14862</text:p>
      <text:p text:style-name="P4">Łukasz Mrzygłód U-</text:p>
      <text:p text:style-name="P4"><text:soft-page-break/></text:p>
      <text:list xml:id="list8129116206104186030" text:style-name="L1">
        <text:list-item>
          <text:p text:style-name="P5">Temat.</text:p>
          <text:p text:style-name="P6">Tematem prezentowanego komponentu jest “Formularz pobierania danych”. Projektanci systemów mogliby stosować owy komponent do szybkiego budowania formularzy w celu pobrania od użytkownika danych z zapewnioną walidacją danych, dzięki stosowaniu odpowiednich typów pól oraz możliwości zastosowania na nich wyrażeń regularnych. </text:p>
          <text:p text:style-name="P6"/>
        </text:list-item>
        <text:list-item>
          <text:p text:style-name="P5">Opis funkcjonalności.</text:p>
          <text:p text:style-name="P6">Komponent formularza powinien pozwalać na:</text:p>
          <text:p text:style-name="P6">- walidację poprawności danych wpisanych przez użytkownika</text:p>
          <text:p text:style-name="P6">- pobieranie danych od użytkownika</text:p>
          <text:p text:style-name="P6">- czyszczenie pól do wprowadzania danych</text:p>
          <text:p text:style-name="P6">- wyświetlanie błędów pod polami, w przypadku gdy dane są wymagane, a nie zostały wprowadzone lub nie pasują do wyrażenia regularnego</text:p>
          <text:p text:style-name="P6">- ustawianie marginesów dla poszczególnych pól</text:p>
          <text:p text:style-name="P6">- ustawienia marginesów dla wszystkich pól</text:p>
          <text:p text:style-name="P6">- ustawianie koloru błędu</text:p>
          <text:p text:style-name="P6">- możliwość włączenia autoukrywania błędu w przypadku zmiany wartości pola</text:p>
          <text:p text:style-name="P6">- wyświetlanie tekstu tymczasowego w polach tekstowych (np. w polu do wprowadzenia hasła tekst “hasło”)</text:p>
          <text:p text:style-name="P6">- ustawianie pozycji I wielkości pola błędu</text:p>
          <text:p text:style-name="P6">- ustawienie ograniczeń dotyczących długości tekstu wprowadzonego</text:p>
          <text:p text:style-name="P6">- ustawienie zakresu liczb dla pola numerycznego</text:p>
          <text:p text:style-name="P6">- ustawienia koloru I wielkości czcionki</text:p>
          <text:p text:style-name="P6">- zbieranie danych z pól w postać zmiennej tekstowej lub słownika w postaci klucz – wartość</text:p>
          <text:p text:style-name="P6">- automatyczne dopasowanie wielkości I lokalizacji pól </text:p>
          <text:p text:style-name="P6"/>
        </text:list-item>
        <text:list-item>
          <text:p text:style-name="P5">Prototypy.</text:p>
        </text:list-item>
        <text:list-item>
          <text:p text:style-name="P5">Wersja końcowa.</text:p>
        </text:list-item>
        <text:list-item>
          <text:p text:style-name="P5">Dokumentacja technicz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7T16:00:50.45</meta:creation-date>
    <dc:date>2020-05-28T21:46:26.87</dc:date>
    <meta:editing-duration>PT32M29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28" meta:word-count="206" meta:character-count="1503"/>
  </office:meta>
</office:document-meta>
</file>